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F0000035D49DC948E0E6003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6.484cm" svg:height="22.781cm" draw:z-index="0"><draw:image xlink:href="Pictures/100000000000026F0000035D49DC948E0E60030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2:48:32.234000000</meta:creation-date>
    <dc:date>2018-09-08T12:51:03.234000000</dc:date>
    <meta:editing-duration>PT2M3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3.2.2$Windows_x86 LibreOffice_project/6cd4f1ef626f15116896b1d8e1398b56da0d0ee1</meta:generator>
  </office:meta>
</office:document-meta>
</file>